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88cm"/>
    </style:style>
    <style:style style:name="gr3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dash" draw:stroke-dash="Fine_20_Dashed" svg:stroke-width="0.2cm" svg:stroke-color="#0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3" draw:layer="layout" svg:width="2.065cm" svg:height="2.076cm" svg:x="4.709cm" svg:y="4.002cm">
          <text:p text:style-name="P1"><text:span text:style-name="T1">m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2.065cm" svg:height="2.076cm" svg:x="14.235cm" svg:y="4cm">
          <text:p text:style-name="P1"><text:span text:style-name="T1">m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id="id5" draw:layer="layout" svg:width="2.065cm" svg:height="2.076cm" svg:x="14.23cm" svg:y="11.36cm">
          <text:p text:style-name="P1"><text:span text:style-name="T1">m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5.674cm" svg:height="1.138cm" svg:x="2.895cm" svg:y="2.402cm">
          <draw:text-box>
            <text:p text:style-name="P1"><text:span text:style-name="T1">[ 5:00 – 6:00 ]</text:span></text:p>
          </draw:text-box>
        </draw:frame>
        <draw:frame draw:style-name="gr2" draw:text-style-name="P3" draw:layer="layout" svg:width="5.674cm" svg:height="1.138cm" svg:x="12.395cm" svg:y="2.402cm">
          <draw:text-box>
            <text:p text:style-name="P1"><text:span text:style-name="T1">[ 5:30 – 6:00 ]</text:span></text:p>
          </draw:text-box>
        </draw:frame>
        <draw:frame draw:style-name="gr2" draw:text-style-name="P3" draw:layer="layout" svg:width="5.674cm" svg:height="1.138cm" svg:x="12.495cm" svg:y="13.402cm">
          <draw:text-box>
            <text:p text:style-name="P1"><text:span text:style-name="T1">[ 7:00 – 9:00 ]</text:span></text:p>
          </draw:text-box>
        </draw:frame>
        <draw:custom-shape draw:style-name="gr1" draw:text-style-name="P3" draw:id="id1" draw:layer="layout" svg:width="2.065cm" svg:height="2.076cm" svg:x="4.708cm" svg:y="11.357cm">
          <text:p text:style-name="P1"><text:span text:style-name="T1">m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" draw:text-style-name="P3" draw:layer="layout" svg:width="5.674cm" svg:height="1.138cm" svg:x="2.895cm" svg:y="13.402cm">
          <draw:text-box>
            <text:p text:style-name="P1"><text:span text:style-name="T1">[ 6:00 – 7:30 ]</text:span></text:p>
          </draw:text-box>
        </draw:frame>
        <draw:custom-shape draw:style-name="gr3" draw:text-style-name="P4" draw:id="id2" draw:layer="layout" svg:width="2.065cm" svg:height="2.076cm" svg:x="2.311cm" svg:y="7.802cm">
          <text:p text:style-name="P1"><text:span text:style-name="T2">s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id="id6" draw:layer="layout" svg:width="2.065cm" svg:height="2.076cm" svg:x="16.712cm" svg:y="7.802cm">
          <text:p text:style-name="P1"><text:span text:style-name="T2">s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5" draw:layer="layout" draw:type="curve" svg:x1="3.343cm" svg:y1="9.878cm" svg:x2="4.708cm" svg:y2="12.394cm" draw:end-shape="id1" draw:end-glue-point="6" svg:d="m3343 9878c648 0-34 2516 1365 2516">
          <text:p/>
        </draw:connector>
        <draw:connector draw:style-name="gr5" draw:text-style-name="P5" draw:layer="layout" draw:type="curve" svg:x1="3.343cm" svg:y1="7.802cm" svg:x2="4.709cm" svg:y2="5.039cm" draw:start-shape="id2" draw:start-glue-point="4" draw:end-shape="id3" draw:end-glue-point="6" svg:d="m3343 7802c0-1842 455-2763 1366-2763">
          <text:p/>
        </draw:connector>
        <draw:connector draw:style-name="gr5" draw:text-style-name="P5" draw:layer="layout" draw:type="curve" svg:x1="4.073cm" svg:y1="8.104cm" svg:x2="14.536cm" svg:y2="5.772cm" draw:start-shape="id2" draw:start-glue-point="11" draw:end-shape="id4" draw:end-glue-point="7" svg:d="m4073 8104c7848 0 2617-2332 10463-2332">
          <text:p/>
        </draw:connector>
        <draw:connector draw:style-name="gr5" draw:text-style-name="P5" draw:layer="layout" draw:type="curve" svg:x1="4.073cm" svg:y1="9.574cm" svg:x2="14.531cm" svg:y2="11.662cm" draw:start-shape="id2" draw:start-glue-point="9" draw:end-shape="id5" draw:end-glue-point="5" svg:d="m4073 9574c7843 0 2615 2088 10458 2088">
          <text:p/>
        </draw:connector>
        <draw:connector draw:style-name="gr6" draw:text-style-name="P5" draw:layer="layout" draw:type="curve" svg:x1="17.013cm" svg:y1="9.574cm" svg:x2="6.47cm" svg:y2="11.659cm" draw:start-shape="id6" draw:start-glue-point="7" draw:end-shape="id1" draw:end-glue-point="11" svg:d="m17013 9574c-7906 0-2635 2085-10543 2085">
          <text:p/>
        </draw:connector>
        <draw:connector draw:style-name="gr6" draw:text-style-name="P5" draw:layer="layout" draw:type="curve" svg:x1="17.013cm" svg:y1="8.104cm" svg:x2="6.471cm" svg:y2="5.774cm" draw:start-shape="id6" draw:start-glue-point="5" draw:end-shape="id3" draw:end-glue-point="9" svg:d="m17013 8104c-7906 0-2636-2330-10542-2330">
          <text:p/>
        </draw:connector>
        <draw:connector draw:style-name="gr7" draw:text-style-name="P5" draw:layer="layout" draw:type="line" svg:x1="6.774cm" svg:y1="5.039cm" svg:x2="14.235cm" svg:y2="5.037cm" draw:start-shape="id3" draw:start-glue-point="10" draw:end-shape="id4" draw:end-glue-point="6" svg:d="m6774 5039 7461-2">
          <text:p/>
        </draw:connector>
        <draw:connector draw:style-name="gr7" draw:text-style-name="P5" draw:layer="layout" draw:type="line" svg:x1="5.741cm" svg:y1="6.078cm" svg:x2="5.74cm" svg:y2="11.357cm" draw:start-shape="id3" draw:start-glue-point="8" draw:end-shape="id1" draw:end-glue-point="4" svg:d="m5741 6078-1 5279">
          <text:p/>
        </draw:connector>
        <draw:connector draw:style-name="gr7" draw:text-style-name="P5" draw:layer="layout" draw:type="line" svg:x1="6.773cm" svg:y1="12.394cm" svg:x2="14.23cm" svg:y2="12.398cm" draw:start-shape="id1" draw:start-glue-point="10" draw:end-shape="id5" svg:d="m6773 12394 7457 4">
          <text:p/>
        </draw:connector>
        <draw:connector draw:style-name="gr7" draw:text-style-name="P5" draw:layer="layout" draw:type="line" svg:x1="15.267cm" svg:y1="6.076cm" svg:x2="15.262cm" svg:y2="11.36cm" draw:start-shape="id4" draw:start-glue-point="8" draw:end-shape="id5" draw:end-glue-point="4" svg:d="m15267 6076-5 5284">
          <text:p/>
        </draw:connector>
        <draw:connector draw:style-name="gr7" draw:text-style-name="P5" draw:layer="layout" draw:type="line" svg:x1="14.536cm" svg:y1="5.772cm" svg:x2="6.47cm" svg:y2="11.659cm" draw:start-shape="id4" draw:start-glue-point="7" draw:end-shape="id1" draw:end-glue-point="11" svg:d="m14536 5772-8066 5887">
          <text:p/>
        </draw:connector>
        <draw:connector draw:style-name="gr7" draw:text-style-name="P5" draw:layer="layout" draw:type="line" svg:x1="6.471cm" svg:y1="5.774cm" svg:x2="14.531cm" svg:y2="11.662cm" draw:start-shape="id3" draw:start-glue-point="9" draw:end-shape="id5" draw:end-glue-point="5" svg:d="m6471 5774 8060 5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02T16:26:16</meta:creation-date>
    <dc:date>2009-04-14T08:42:46</dc:date>
    <meta:editing-cycles>5</meta:editing-cycles>
    <meta:editing-duration>PT9H5M37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